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----SSS-------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LLL-------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3:01:22.37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3:01:28.986000000</dc:date>
    <meta:editing-duration>P3DT20H58M51S</meta:editing-duration>
    <meta:editing-cycles>3052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0" meta:object-count="0"/>
  </office:meta>
</office:document-meta>
</file>